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1.01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7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 (h)</text:p>
          </table:table-cell>
          <table:table-cell/>
          <table:table-cell office:value-type="string" calcext:value-type="string">
            <text:p>Consumption (mAs)</text:p>
          </table:table-cell>
          <table:table-cell office:value-type="string" calcext:value-type="string">
            <text:p>Consumption (mAh)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C3]/3600" office:value-type="float" office:value="0.00277777777777778" calcext:value-type="float">
            <text:p>0.00277777777777778</text:p>
          </table:table-cell>
          <table:table-cell/>
          <table:table-cell table:formula="of:=[.B3]*[.C3]" office:value-type="float" office:value="800" calcext:value-type="float">
            <text:p>800</text:p>
          </table:table-cell>
          <table:table-cell table:style-name="ce2" table:formula="of:=[.B3]*[.D3]" office:value-type="float" office:value="0.222222222222222" calcext:value-type="float">
            <text:p>0.2222</text:p>
          </table:table-cell>
          <table:table-cell/>
        </table:table-row>
        <table:table-row table:style-name="ro1">
          <table:table-cell office:value-type="string" calcext:value-type="string">
            <text:p>Deep Sleep</text:p>
          </table:table-cell>
          <table:table-cell office:value-type="float" office:value="0.45" calcext:value-type="float">
            <text:p>0.45</text:p>
          </table:table-cell>
          <table:table-cell table:formula="of:=3600-[.C3]" office:value-type="float" office:value="3590" calcext:value-type="float">
            <text:p>3590</text:p>
          </table:table-cell>
          <table:table-cell table:formula="of:=[.C4]/3600" office:value-type="float" office:value="0.997222222222222" calcext:value-type="float">
            <text:p>0.997222222222222</text:p>
          </table:table-cell>
          <table:table-cell/>
          <table:table-cell table:formula="of:=[.B4]*[.C4]" office:value-type="float" office:value="1615.5" calcext:value-type="float">
            <text:p>1615.5</text:p>
          </table:table-cell>
          <table:table-cell table:style-name="ce2" table:formula="of:=[.B4]*[.D4]" office:value-type="float" office:value="0.44875" calcext:value-type="float">
            <text:p>0.448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OT</text:p>
          </table:table-cell>
          <table:table-cell table:style-name="ce6" table:formula="of:=[.F3]+[.F4]" office:value-type="float" office:value="2415.5" calcext:value-type="float">
            <text:p>2415.5000</text:p>
          </table:table-cell>
          <table:table-cell table:style-name="ce6" table:formula="of:=[.G3]+[.G4]" office:value-type="float" office:value="0.670972222222222" calcext:value-type="float">
            <text:p>0.6710</text:p>
          </table:table-cell>
          <table:table-cell office:value-type="string" calcext:value-type="string">
            <text:p>So in 1h the total consumption is of 0.4561 mA</text:p>
          </table:table-cell>
        </table:table-row>
        <table:table-row table:style-name="ro1"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Battery Capacity (mAh)</text:p>
          </table:table-cell>
          <table:table-cell office:value-type="string" calcext:value-type="string">
            <text:p>B.Cap (mAs)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8]*3600" office:value-type="float" office:value="7200000" calcext:value-type="float">
            <text:p>7200000</text:p>
          </table:table-cell>
          <table:table-cell/>
          <table:table-cell table:style-name="Default"/>
          <table:table-cell office:value-type="string" calcext:value-type="string">
            <text:p>N of Cycles</text:p>
          </table:table-cell>
          <table:table-cell table:style-name="ce3" table:formula="of:=[.B8]/[.F5]" office:value-type="float" office:value="2980.74932726144" calcext:value-type="float">
            <text:p>2980.75</text:p>
          </table:table-cell>
          <table:table-cell table:style-name="ce3" table:formula="of:=[.A8]/[.G5]" office:value-type="float" office:value="2980.74932726144" calcext:value-type="float">
            <text:p>2980.75</text:p>
          </table:table-cell>
          <table:table-cell office:value-type="string" calcext:value-type="string">
            <text:p>now this would assume that we can go from 4.2 to 2.9V, but ldo stops at 3.3V</text:p>
          </table:table-cell>
        </table:table-row>
        <table:table-row table:style-name="ro2">
          <table:table-cell table:number-columns-repeated="4"/>
          <table:table-cell table:style-name="ce5" office:value-type="string" calcext:value-type="string">
            <text:p>Measurement</text:p>
            <text:p>Each 1h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so maybe less than 91 days, but still brother is a lo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oject Life (h)</text:p>
          </table:table-cell>
          <table:table-cell table:style-name="ce3" table:formula="of:=[.F8]/(1*[.F9])" office:value-type="float" office:value="2980.74932726144" calcext:value-type="float">
            <text:p>2980.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roject Life (days)</text:p>
          </table:table-cell>
          <table:table-cell table:style-name="ce3" table:formula="of:=[.F10]/24" office:value-type="float" office:value="124.197888635893" calcext:value-type="float">
            <text:p>124.20</text:p>
          </table:table-cell>
          <table:table-cell office:value-type="string" calcext:value-type="string">
            <text:p>Impossible, never able</text:p>
          </table:table-cell>
          <table:table-cell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16" number:min-decimal-places="16" number:min-integer-digits="1"/>
    </number:number-style>
    <number:number-style style:name="N141">
      <number:number number:decimal-places="15" number:min-decimal-places="15" number:min-integer-digits="1"/>
    </number:number-style>
    <number:number-style style:name="N14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1">00/00/0000</text:date>, <text:time style:data-style-name="N2" text:time-value="11:18:05.5851250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ia Colalongo</meta:initial-creator>
    <meta:creation-date>2024-07-11T13:50:15.562857835</meta:creation-date>
    <dc:date>2024-10-21T11:19:04.515359606</dc:date>
    <dc:creator>Mattia Colalongo</dc:creator>
    <meta:editing-duration>PT41M36S</meta:editing-duration>
    <meta:editing-cycles>5</meta:editing-cycles>
    <meta:generator>LibreOffice/24.2.5.2$Linux_X86_64 LibreOffice_project/420$Build-2</meta:generator>
    <meta:document-statistic meta:table-count="1" meta:cell-count="37" meta:object-count="0"/>
  </office:meta>
</office:document-meta>
</file>